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4_2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A. Jacoby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ly 16, 1891</text:p>
      <text:p text:style-name="P5">Month<text:tab/><text:tab/><text:tab/><text:tab/><text:tab/><text:tab/>July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Charleston</text:p>
      <text:p text:style-name="P5">State<text:tab/><text:tab/><text:tab/><text:tab/><text:tab/><text:tab/>WV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Charleston, W. Va./</text:p>
      <text:p text:style-name="P3">July 16, 1891./</text:p>
      <text:p text:style-name="P2">Rev. S. Morais,/</text:p>
      <text:p text:style-name="P2"><text:tab/>Philadelphia, Pa./</text:p>
      <text:p text:style-name="P2">My dear Sir/</text:p>
      <text:p text:style-name="P2"><text:tab/>In Dec. 1875 I was ordained/ and sent as teacher to Montreal Can. by the/ late Dr Artom and Dr Adler [Hebrew] of London,/ Eng. where I remained ten years./</text:p>
      <text:p text:style-name="P2"><text:tab/>In Sept. 1885 I was elected/ by the congregation here, and filled the office/ of teacher and Reader to the greates[sic!] satis,/faction of all. <text:s/>Lately some of the mem,/bers made such a demand which I cannot/ meet, consequently I shall need another/ position./</text:p>
      <text:p text:style-name="P2"><text:tab/>If you can in any way render me/ your assistance that I should successfully/ obtain an appointment, be sure, my dear/ sir, that you will ever find me to be a thank,/ful and well deserving man./</text:p>
      <text:p text:style-name="P2"><text:soft-page-break/>[Page 2]</text:p>
      <text:p text:style-name="P2"><text:tab/>I am an experienced teacher &amp; Reader,/ and well able to give perfect satisfaction/ in that capacity./</text:p>
      <text:p text:style-name="P2"><text:tab/>I enclose copies of credentials/ from Montreal, from here I guarantee to/ bring the most favorable of testimonials./</text:p>
      <text:p text:style-name="P2"><text:tab/>On account of my connection/ with the Portuguese, I hope to receive/ from you a speedy and encouraging reply./</text:p>
      <text:p text:style-name="P2"><text:tab/>I am,/ Rev Sir,/ Yours very respectfully/ A. Jacoby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8T11:18:06.13</meta:creation-date>
    <dc:date>2011-11-28T11:24:13.01</dc:date>
    <dc:creator>Penn Libraries</dc:creator>
    <meta:editing-duration>PT00H06M0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4" meta:word-count="354" meta:character-count="2346"/>
  </office:meta>
</office:document-meta>
</file>